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16cm" fo:min-width="5.06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916cm" fo:min-width="5.0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924cm" fo:min-width="4.374cm"/>
    </style:style>
    <style:style style:name="gr13" style:family="graphic" style:parent-style-name="standard">
      <style:graphic-properties draw:textarea-horizontal-align="justify" draw:textarea-vertical-align="middle" draw:auto-grow-height="false" fo:min-height="0.924cm" fo:min-width="9.074cm"/>
    </style:style>
    <style:style style:name="gr14" style:family="graphic" style:parent-style-name="standard">
      <style:graphic-properties draw:textarea-horizontal-align="justify" draw:textarea-vertical-align="middle" draw:auto-grow-height="false" fo:min-height="0.924cm" fo:min-width="4.274cm"/>
    </style:style>
    <style:style style:name="gr15" style:family="graphic" style:parent-style-name="standard">
      <style:graphic-properties draw:textarea-horizontal-align="justify" draw:textarea-vertical-align="middle" draw:auto-grow-height="false" fo:min-height="0.924cm" fo:min-width="9.174cm"/>
    </style:style>
    <style:style style:name="gr16" style:family="graphic" style:parent-style-name="standard">
      <style:graphic-properties draw:textarea-horizontal-align="justify" draw:textarea-vertical-align="middle" draw:auto-grow-height="false" fo:min-height="1.284cm" fo:min-width="3.0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8" style:family="graphic" style:parent-style-name="standard">
      <style:graphic-properties draw:stroke="none" svg:stroke-color="#000000" draw:fill="none" draw:fill-color="#ffffff" fo:min-height="0.9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cm"/>
    </style:style>
    <style:style style:name="gr20" style:family="graphic" style:parent-style-name="standard">
      <style:graphic-properties draw:stroke="none" svg:stroke-color="#000000" draw:fill="none" draw:fill-color="#ffffff" fo:min-height="0.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1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5cm" fo:min-width="2.1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1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5.8cm" svg:height="2.4cm" svg:x="14.5cm" svg:y="9.1cm">
          <text:p text:style-name="P1">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8cm" svg:height="2.4cm" svg:x="4.7cm" svg:y="3.5cm">
          <text:p text:style-name="P1">Servic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8cm" svg:height="2.4cm" svg:x="3.79cm" svg:y="9.459cm">
          <text:p text:style-name="P1">Asignaciones <text:line-break/>servici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8cm" svg:height="2.4cm" svg:x="6.4cm" svg:y="17.2cm">
          <text:p text:style-name="P1">Pue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8cm" svg:height="2.4cm" svg:x="12.7cm" svg:y="14.3cm">
          <text:p text:style-name="P1">Asignaciones<text:line-break/>puest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8cm" svg:height="2.4cm" svg:x="23.5cm" svg:y="16.5cm">
          <text:p text:style-name="P1">Faen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5.8cm" svg:height="2.4cm" svg:x="28.6cm" svg:y="10.6cm">
          <text:p text:style-name="P2">Cuot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5.8cm" svg:height="2.4cm" svg:x="23.4cm" svg:y="4.3cm">
          <text:p text:style-name="P1">Pag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8cm" svg:height="2.4cm" svg:x="12cm" svg:y="3.6cm">
          <text:p text:style-name="P1">Asamble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curve" svg:x1="17.4cm" svg:y1="9.1cm" svg:x2="14.9cm" svg:y2="6cm" draw:start-shape="id1" draw:start-glue-point="0" draw:end-shape="id2" draw:end-glue-point="2" svg:d="M17400 9100c0-2323-2500-774-2500-3100" svg:viewBox="0 0 2501 3101">
          <text:p><text:span text:style-name="T1"/></text:p>
        </draw:connector>
        <draw:connector draw:style-name="gr4" draw:text-style-name="P3" draw:layer="layout" draw:type="curve" svg:x1="20.3cm" svg:y1="10.3cm" svg:x2="23.5cm" svg:y2="17.7cm" draw:start-shape="id1" draw:start-glue-point="1" draw:end-shape="id3" draw:end-glue-point="3" svg:d="M20300 10300c2401 0 802 7400 3200 7400" svg:viewBox="0 0 3201 7401">
          <text:p/>
        </draw:connector>
        <draw:connector draw:style-name="gr3" draw:text-style-name="P4" draw:layer="layout" draw:type="curve" svg:x1="17.4cm" svg:y1="11.5cm" svg:x2="15.6cm" svg:y2="14.3cm" draw:start-shape="id1" draw:start-glue-point="2" draw:end-shape="id4" draw:end-glue-point="0" svg:d="M17400 11500c0 2101-1800 702-1800 2800" svg:viewBox="0 0 1801 2801">
          <text:p text:style-name="P1"><text:span text:style-name="T1"/></text:p>
        </draw:connector>
        <draw:connector draw:style-name="gr4" draw:text-style-name="P3" draw:layer="layout" draw:type="curve" svg:x1="12.2cm" svg:y1="18.4cm" svg:x2="15.6cm" svg:y2="16.7cm" draw:start-shape="id5" draw:start-glue-point="1" draw:end-shape="id4" draw:end-glue-point="2" svg:d="M12200 18400c2267 0 3400-566 3400-1700" svg:viewBox="0 0 3401 1701">
          <text:p/>
        </draw:connector>
        <draw:connector draw:style-name="gr3" draw:text-style-name="P4" draw:layer="layout" draw:type="curve" svg:x1="14.5cm" svg:y1="10.3cm" svg:x2="9.59cm" svg:y2="10.659cm" draw:start-shape="id1" draw:start-glue-point="3" draw:end-shape="id6" draw:end-glue-point="1" svg:d="M14500 10300c-3681 0-1226 359-4910 359" svg:viewBox="0 0 4911 360">
          <text:p text:style-name="P1"><text:span text:style-name="T1"/></text:p>
        </draw:connector>
        <draw:connector draw:style-name="gr4" draw:text-style-name="P3" draw:layer="layout" draw:type="curve" svg:x1="7.6cm" svg:y1="5.9cm" svg:x2="6.69cm" svg:y2="9.459cm" draw:start-shape="id7" draw:start-glue-point="2" draw:end-shape="id6" draw:end-glue-point="0" svg:d="M7600 5900c0 2670-910 891-910 3559" svg:viewBox="0 0 911 3560">
          <text:p/>
        </draw:connector>
        <draw:connector draw:style-name="gr3" draw:text-style-name="P4" draw:layer="layout" draw:type="curve" svg:x1="20.3cm" svg:y1="10.3cm" svg:x2="23.4cm" svg:y2="5.5cm" draw:start-shape="id1" draw:start-glue-point="1" draw:end-shape="id8" draw:end-glue-point="3" svg:d="M20300 10300c2326 0 777-4800 3100-4800" svg:viewBox="0 0 3101 4801">
          <text:p><text:span text:style-name="T1"/></text:p>
        </draw:connector>
        <draw:connector draw:style-name="gr4" draw:text-style-name="P3" draw:layer="layout" draw:type="curve" svg:x1="31.5cm" svg:y1="10.6cm" svg:x2="29.2cm" svg:y2="5.5cm" draw:start-shape="id9" draw:start-glue-point="0" draw:end-shape="id8" draw:end-glue-point="1" svg:d="M31500 10600c0-3400-766-5100-2300-5100" svg:viewBox="0 0 2301 5101">
          <text:p/>
        </draw:connector>
        <draw:connector draw:style-name="gr4" draw:text-style-name="P3" draw:layer="layout" draw:type="curve" svg:x1="29.3cm" svg:y1="17.7cm" svg:x2="31.5cm" svg:y2="13cm" draw:start-shape="id3" draw:start-glue-point="1" draw:end-shape="id9" svg:d="M29300 17700c1467 0 2200-1566 2200-4700" svg:viewBox="0 0 2201 4701">
          <text:p/>
        </draw:connector>
        <draw:frame draw:style-name="gr5" draw:text-style-name="P6" draw:layer="layout" svg:width="3.931cm" svg:height="1.661cm" svg:x="10.169cm" svg:y="8.7cm">
          <draw:text-box>
            <text:p text:style-name="P5"><text:span text:style-name="T1">Se selecciona</text:span><text:span text:style-name="T1"><text:line-break/></text:span><text:span text:style-name="T1">un asociado que</text:span><text:span text:style-name="T1"><text:line-break/></text:span><text:span text:style-name="T1">solicita un servicio</text:span></text:p>
          </draw:text-box>
        </draw:frame>
        <draw:frame draw:style-name="gr6" draw:text-style-name="P6" draw:layer="layout" svg:width="3.423cm" svg:height="1.701cm" svg:x="16.977cm" svg:y="12.5cm">
          <draw:text-box>
            <text:p text:style-name="P5"><text:span text:style-name="T1">Se selecciona</text:span><text:span text:style-name="T1"><text:line-break/></text:span><text:span text:style-name="T1">un asociado</text:span><text:span text:style-name="T1"><text:line-break/></text:span><text:span text:style-name="T1">para un puesto</text:span></text:p>
          </draw:text-box>
        </draw:frame>
        <draw:frame draw:style-name="gr7" draw:text-style-name="P6" draw:layer="layout" svg:width="4.52cm" svg:height="2.601cm" svg:x="22.2cm" svg:y="8.2cm">
          <draw:text-box>
            <text:p><text:span text:style-name="T1">Al registrar un </text:span><text:span text:style-name="T1"><text:line-break/></text:span><text:span text:style-name="T1">pago se selecciona </text:span><text:span text:style-name="T1"><text:line-break/></text:span><text:span text:style-name="T1">al asociado</text:span><text:span text:style-name="T1"><text:line-break/></text:span><text:span text:style-name="T1">que lo realiza</text:span></text:p>
          </draw:text-box>
        </draw:frame>
        <draw:frame draw:style-name="gr5" draw:text-style-name="P6" draw:layer="layout" svg:width="2.97cm" svg:height="2.131cm" svg:x="17.2cm" svg:y="6.1cm">
          <draw:text-box>
            <text:p><text:span text:style-name="T1">Se registra</text:span><text:span text:style-name="T1"><text:line-break/></text:span><text:span text:style-name="T1">asistencia de</text:span><text:span text:style-name="T1"><text:line-break/></text:span><text:span text:style-name="T1">asociado a</text:span><text:span text:style-name="T1"><text:line-break/></text:span><text:span text:style-name="T1">asamblea</text:span></text:p>
          </draw:text-box>
        </draw:frame>
        <draw:frame draw:style-name="gr5" draw:text-style-name="P6" draw:layer="layout" svg:width="2.97cm" svg:height="2.131cm" svg:x="21.93cm" svg:y="13.369cm">
          <draw:text-box>
            <text:p><text:span text:style-name="T1">Se registra</text:span><text:span text:style-name="T1"><text:line-break/></text:span><text:span text:style-name="T1">asistencia de</text:span><text:span text:style-name="T1"><text:line-break/></text:span><text:span text:style-name="T1">asociado a</text:span><text:span text:style-name="T1"><text:line-break/></text:span><text:span text:style-name="T1">faena</text:span></text:p>
          </draw:text-box>
        </draw:frame>
        <draw:frame draw:style-name="gr5" draw:text-style-name="P6" draw:layer="layout" svg:width="3.44cm" svg:height="2.601cm" svg:x="28.237cm" svg:y="7.1cm">
          <draw:text-box>
            <text:p><text:span text:style-name="T1">Al registrar un </text:span><text:span text:style-name="T1"><text:line-break/></text:span><text:span text:style-name="T1">pago se </text:span><text:span text:style-name="T1"><text:line-break/></text:span><text:span text:style-name="T1">selecciona </text:span><text:span text:style-name="T1"><text:line-break/></text:span><text:span text:style-name="T1">la cuota</text:span><text:span text:style-name="T1"><text:line-break/></text:span><text:span text:style-name="T1">o multa a pagar</text:span></text:p>
          </draw:text-box>
        </draw:frame>
        <draw:frame draw:style-name="gr6" draw:text-style-name="P6" draw:layer="layout" svg:width="3.423cm" svg:height="1.701cm" svg:x="13.1cm" svg:y="18.3cm">
          <draw:text-box>
            <text:p text:style-name="P5"><text:span text:style-name="T1">Se selecciona</text:span><text:span text:style-name="T1"><text:line-break/></text:span><text:span text:style-name="T1">un puesto para</text:span><text:span text:style-name="T1"><text:line-break/></text:span><text:span text:style-name="T1">un asociado</text:span></text:p>
          </draw:text-box>
        </draw:frame>
        <draw:frame draw:style-name="gr5" draw:text-style-name="P6" draw:layer="layout" svg:width="3.58cm" svg:height="2.131cm" svg:x="3.82cm" svg:y="6.269cm">
          <draw:text-box>
            <text:p text:style-name="P5"><text:span text:style-name="T1">Se selecciona</text:span><text:span text:style-name="T1"><text:line-break/></text:span><text:span text:style-name="T1">un servicio</text:span><text:span text:style-name="T1"><text:line-break/></text:span><text:span text:style-name="T1">solicitado por un</text:span><text:span text:style-name="T1"><text:line-break/></text:span><text:span text:style-name="T1">asociado</text:span></text:p>
          </draw:text-box>
        </draw:frame>
        <draw:frame draw:style-name="gr8" draw:text-style-name="P6" draw:layer="layout" svg:width="3.07cm" svg:height="2.261cm" svg:x="28.43cm" svg:y="14.139cm">
          <draw:text-box>
            <text:p><text:span text:style-name="T1">Cada faena </text:span><text:span text:style-name="T1"><text:line-break/></text:span><text:span text:style-name="T1">registra una </text:span><text:span text:style-name="T1"><text:line-break/></text:span><text:span text:style-name="T1">cuota por</text:span><text:span text:style-name="T1"><text:line-break/></text:span><text:span text:style-name="T1">inasistencia</text:span></text:p>
          </draw:text-box>
        </draw:frame>
        <draw:connector draw:style-name="gr4" draw:text-style-name="P3" draw:layer="layout" draw:type="curve" svg:x1="14.9cm" svg:y1="3.6cm" svg:x2="26.3cm" svg:y2="4.3cm" draw:start-shape="id2" draw:start-glue-point="0" draw:end-shape="id8" draw:end-glue-point="0" svg:d="M14900 3600c0-751 11400-1101 11400 700" svg:viewBox="0 0 11401 1313">
          <text:p/>
        </draw:connector>
        <draw:frame draw:style-name="gr9" draw:text-style-name="P6" draw:layer="layout" svg:width="8.5cm" svg:height="1.191cm" svg:x="16.3cm" svg:y="1.909cm">
          <draw:text-box>
            <text:p><text:span text:style-name="T1">Por al menos 3 inasistencias a asambleas</text:span><text:span text:style-name="T1"><text:line-break/></text:span><text:span text:style-name="T1">se debe registrar un pago</text:span></text:p>
          </draw:text-box>
        </draw:frame>
      </draw:page>
      <draw:page draw:name="page2" draw:style-name="dp1" draw:master-page-name="Predeterminado">
        <draw:custom-shape draw:style-name="gr10" draw:text-style-name="P1" draw:layer="layout" svg:width="3.4cm" svg:height="1.1cm" svg:x="2.3cm" svg:y="5.5cm">
          <text:p text:style-name="P1">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cm" svg:height="1cm" svg:x="4.4cm" svg:y="7cm">
          <text:p text:style-name="P1">Servic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8cm" svg:height="2.3cm" svg:x="5.3cm" svg:y="8.4cm">
          <text:p text:style-name="P1">Asignaciones <text:line-break/>servici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6cm" svg:height="1.3cm" svg:x="10.4cm" svg:y="11cm">
          <text:p text:style-name="P1">Pue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8cm" svg:height="2.4cm" svg:x="11.6cm" svg:y="12.6cm">
          <text:p text:style-name="P1">Asignaciones<text:line-break/>puest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9cm" svg:height="1.5cm" svg:x="16cm" svg:y="10.7cm">
          <text:p text:style-name="P1">Faen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9cm" svg:height="1.5cm" svg:x="19.9cm" svg:y="7.3cm">
          <text:p text:style-name="P1">Cuot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9cm" svg:height="1.5cm" svg:x="22cm" svg:y="5.6cm">
          <text:p text:style-name="P1">Pag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4cm" svg:height="1.5cm" svg:x="17.9cm" svg:y="9cm">
          <text:p text:style-name="P1">Asamble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4.6cm" svg:y1="3.4cm" svg:x2="5.7cm" svg:y2="5.5cm">
          <text:p/>
        </draw:line>
        <draw:line draw:style-name="gr4" draw:text-style-name="P3" draw:layer="layout" svg:x1="14.6cm" svg:y1="3.4cm" svg:x2="7.5cm" svg:y2="7cm">
          <text:p/>
        </draw:line>
        <draw:line draw:style-name="gr4" draw:text-style-name="P3" draw:layer="layout" svg:x1="14.6cm" svg:y1="3.4cm" svg:x2="8.6cm" svg:y2="8.4cm">
          <text:p/>
        </draw:line>
        <draw:line draw:style-name="gr4" draw:text-style-name="P3" draw:layer="layout" svg:x1="14.6cm" svg:y1="3.4cm" svg:x2="11.9cm" svg:y2="11cm">
          <text:p/>
        </draw:line>
        <draw:line draw:style-name="gr4" draw:text-style-name="P3" draw:layer="layout" svg:x1="14.6cm" svg:y1="3.3cm" svg:x2="14.6cm" svg:y2="12.6cm">
          <text:p/>
        </draw:line>
        <draw:line draw:style-name="gr4" draw:text-style-name="P3" draw:layer="layout" svg:x1="14.6cm" svg:y1="3.5cm" svg:x2="17.1cm" svg:y2="10.7cm">
          <text:p/>
        </draw:line>
        <draw:line draw:style-name="gr4" draw:text-style-name="P3" draw:layer="layout" svg:x1="14.6cm" svg:y1="3.5cm" svg:x2="19.1cm" svg:y2="9cm">
          <text:p/>
        </draw:line>
        <draw:line draw:style-name="gr4" draw:text-style-name="P3" draw:layer="layout" svg:x1="14.6cm" svg:y1="3.5cm" svg:x2="21.2cm" svg:y2="7.3cm">
          <text:p/>
        </draw:line>
        <draw:line draw:style-name="gr4" draw:text-style-name="P3" draw:layer="layout" svg:x1="14.5cm" svg:y1="3.4cm" svg:x2="22.1cm" svg:y2="5.8cm">
          <text:p/>
        </draw:line>
        <draw:custom-shape draw:style-name="gr10" draw:text-style-name="P1" draw:layer="layout" svg:width="3.7cm" svg:height="1.7cm" svg:x="12.7cm" svg:y="1.7cm">
          <text:p text:style-name="P1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redeterminado">
        <draw:custom-shape draw:style-name="gr12" draw:text-style-name="P7" xml:id="id19" draw:id="id19" draw:layer="layout" svg:width="5cm" svg:height="1.3cm" svg:x="5.5cm" svg:y="3.6cm">
          <text:p text:style-name="P1"><text:span text:style-name="T2">Asoci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8" draw:id="id18" draw:layer="layout" svg:width="5cm" svg:height="1.3cm" svg:x="5.5cm" svg:y="5.4cm">
          <text:p text:style-name="P1"><text:span text:style-name="T2">Servic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7" draw:id="id17" draw:layer="layout" svg:width="9.7cm" svg:height="1.3cm" svg:x="5.5cm" svg:y="7.2cm">
          <text:p text:style-name="P1"><text:span text:style-name="T2">Asignaciones servicios-asoci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6" draw:id="id16" draw:layer="layout" svg:width="4.9cm" svg:height="1.3cm" svg:x="5.5cm" svg:y="9cm">
          <text:p text:style-name="P1"><text:span text:style-name="T2">Pues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5" draw:id="id15" draw:layer="layout" svg:width="9.8cm" svg:height="1.3cm" svg:x="5.5cm" svg:y="10.8cm">
          <text:p text:style-name="P1"><text:span text:style-name="T2">Asignaciones puestos-asoci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4" draw:id="id14" draw:layer="layout" svg:width="5cm" svg:height="1.3cm" svg:x="5.5cm" svg:y="12.6cm">
          <text:p text:style-name="P1"><text:span text:style-name="T2">Fae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1" draw:id="id11" draw:layer="layout" svg:width="5cm" svg:height="1.3cm" svg:x="5.5cm" svg:y="18.2cm">
          <text:p text:style-name="P1"><text:span text:style-name="T2">Cuot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2" draw:id="id12" draw:layer="layout" svg:width="4.9cm" svg:height="1.3cm" svg:x="5.5cm" svg:y="16.4cm">
          <text:p text:style-name="P1"><text:span text:style-name="T2">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3" draw:id="id13" draw:layer="layout" svg:width="5cm" svg:height="1.3cm" svg:x="5.5cm" svg:y="14.5cm">
          <text:p text:style-name="P1"><text:span text:style-name="T2">Asamble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0" draw:id="id10" draw:layer="layout" svg:width="3.7cm" svg:height="1.7cm" svg:x="1.4cm" svg:y="1.1cm">
          <text:p text:style-name="P1"><text:span text:style-name="T2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3.25cm" svg:y1="2.8cm" svg:x2="5.5cm" svg:y2="18.85cm" draw:start-shape="id10" draw:start-glue-point="2" draw:end-shape="id11" draw:end-glue-point="3" svg:d="M3250 2800v16050h2250" svg:viewBox="0 0 2251 16051">
          <text:p/>
        </draw:connector>
        <draw:connector draw:style-name="gr4" draw:text-style-name="P3" draw:layer="layout" svg:x1="3.25cm" svg:y1="2.8cm" svg:x2="5.5cm" svg:y2="17.05cm" draw:start-shape="id10" draw:start-glue-point="2" draw:end-shape="id12" draw:end-glue-point="3" svg:d="M3250 2800v14250h2250" svg:viewBox="0 0 2251 14251">
          <text:p/>
        </draw:connector>
        <draw:connector draw:style-name="gr4" draw:text-style-name="P3" draw:layer="layout" svg:x1="3.25cm" svg:y1="2.8cm" svg:x2="5.5cm" svg:y2="15.15cm" draw:start-shape="id10" draw:start-glue-point="2" draw:end-shape="id13" draw:end-glue-point="3" svg:d="M3250 2800v12350h2250" svg:viewBox="0 0 2251 12351">
          <text:p/>
        </draw:connector>
        <draw:connector draw:style-name="gr4" draw:text-style-name="P3" draw:layer="layout" svg:x1="3.25cm" svg:y1="2.8cm" svg:x2="5.5cm" svg:y2="13.25cm" draw:start-shape="id10" draw:start-glue-point="2" draw:end-shape="id14" draw:end-glue-point="3" svg:d="M3250 2800v10450h2250" svg:viewBox="0 0 2251 10451">
          <text:p/>
        </draw:connector>
        <draw:connector draw:style-name="gr4" draw:text-style-name="P3" draw:layer="layout" svg:x1="3.25cm" svg:y1="2.8cm" svg:x2="5.5cm" svg:y2="11.45cm" draw:start-shape="id10" draw:start-glue-point="2" draw:end-shape="id15" draw:end-glue-point="3" svg:d="M3250 2800v8650h2250" svg:viewBox="0 0 2251 8651">
          <text:p/>
        </draw:connector>
        <draw:connector draw:style-name="gr4" draw:text-style-name="P3" draw:layer="layout" svg:x1="3.25cm" svg:y1="2.8cm" svg:x2="5.5cm" svg:y2="9.65cm" draw:start-shape="id10" draw:start-glue-point="2" draw:end-shape="id16" draw:end-glue-point="3" svg:d="M3250 2800v6850h2250" svg:viewBox="0 0 2251 6851">
          <text:p/>
        </draw:connector>
        <draw:connector draw:style-name="gr4" draw:text-style-name="P3" draw:layer="layout" svg:x1="3.25cm" svg:y1="2.8cm" svg:x2="5.5cm" svg:y2="7.85cm" draw:start-shape="id10" draw:start-glue-point="2" draw:end-shape="id17" draw:end-glue-point="3" svg:d="M3250 2800v5050h2250" svg:viewBox="0 0 2251 5051">
          <text:p/>
        </draw:connector>
        <draw:connector draw:style-name="gr4" draw:text-style-name="P3" draw:layer="layout" svg:x1="3.25cm" svg:y1="2.8cm" svg:x2="5.5cm" svg:y2="6.05cm" draw:start-shape="id10" draw:start-glue-point="2" draw:end-shape="id18" draw:end-glue-point="3" svg:d="M3250 2800v3250h2250" svg:viewBox="0 0 2251 3251">
          <text:p/>
        </draw:connector>
        <draw:connector draw:style-name="gr4" draw:text-style-name="P3" draw:layer="layout" svg:x1="3.25cm" svg:y1="2.8cm" svg:x2="5.5cm" svg:y2="4.25cm" draw:start-shape="id10" draw:start-glue-point="2" draw:end-shape="id19" draw:end-glue-point="3" svg:d="M3250 2800v1450h2250" svg:viewBox="0 0 2251 1451">
          <text:p/>
        </draw:connector>
      </draw:page>
      <draw:page draw:name="page4" draw:style-name="dp1" draw:master-page-name="Predeterminado">
        <draw:custom-shape draw:style-name="gr10" draw:text-style-name="P1" draw:layer="layout" svg:width="4cm" svg:height="1.8cm" svg:x="8.8cm" svg:y="2.6cm">
          <text:p text:style-name="P1">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2cm" svg:height="1.1cm" svg:x="9.8cm" svg:y="6.3cm">
          <text:p text:style-name="P1">Í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cm" svg:height="1cm" svg:x="5.6cm" svg:y="10.1cm">
          <text:p text:style-name="P1">Inscrib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6cm" svg:height="1.1cm" svg:x="13.7cm" svg:y="10.1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1.1cm" svg:x="8.4cm" svg:y="13cm">
          <text:p text:style-name="P1">Edi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9cm" svg:height="1.4cm" svg:x="11.5cm" svg:y="13cm">
          <text:p text:style-name="P1">Cambiar</text:p>
          <text:p text:style-name="P1">est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1.1cm" svg:x="15.1cm" svg:y="13cm">
          <text:p text:style-name="P1">Elimin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1.1cm" svg:x="18.7cm" svg:y="12.9cm">
          <text:p text:style-name="P1">Repor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cm" svg:height="1.8cm" svg:x="14.6cm" svg:y="16.6cm">
          <text:p text:style-name="P1">Informe <text:line-break/>gene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cm" svg:height="1.8cm" svg:x="18.3cm" svg:y="16.6cm">
          <text:p text:style-name="P1">Pagos<text:line-break/>pendien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cm" svg:height="1.8cm" svg:x="22cm" svg:y="16.6cm">
          <text:p text:style-name="P1">Pagos<text:line-break/>realiz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9cm" svg:y1="4.4cm" svg:x2="10.9cm" svg:y2="6.3cm">
          <text:p/>
        </draw:line>
        <draw:line draw:style-name="gr4" draw:text-style-name="P3" draw:layer="layout" svg:x1="10.7cm" svg:y1="7.4cm" svg:x2="7.8cm" svg:y2="10cm">
          <text:p/>
        </draw:line>
        <draw:line draw:style-name="gr4" draw:text-style-name="P3" draw:layer="layout" svg:x1="11.2cm" svg:y1="7.4cm" svg:x2="14.4cm" svg:y2="10.1cm">
          <text:p/>
        </draw:line>
        <draw:line draw:style-name="gr4" draw:text-style-name="P3" draw:layer="layout" svg:x1="14.7cm" svg:y1="11.2cm" svg:x2="10cm" svg:y2="13.1cm">
          <text:p/>
        </draw:line>
        <draw:line draw:style-name="gr4" draw:text-style-name="P3" draw:layer="layout" svg:x1="14.8cm" svg:y1="11.2cm" svg:x2="13.4cm" svg:y2="13cm">
          <text:p/>
        </draw:line>
        <draw:line draw:style-name="gr4" draw:text-style-name="P3" draw:layer="layout" svg:x1="15cm" svg:y1="11.2cm" svg:x2="16.3cm" svg:y2="13cm">
          <text:p/>
        </draw:line>
        <draw:line draw:style-name="gr4" draw:text-style-name="P3" draw:layer="layout" svg:x1="15.9cm" svg:y1="11.2cm" svg:x2="20.1cm" svg:y2="12.9cm">
          <text:p/>
        </draw:line>
        <draw:line draw:style-name="gr4" draw:text-style-name="P3" draw:layer="layout" svg:x1="19cm" svg:y1="14cm" svg:x2="16.5cm" svg:y2="16.6cm">
          <text:p/>
        </draw:line>
        <draw:line draw:style-name="gr4" draw:text-style-name="P3" draw:layer="layout" svg:x1="20cm" svg:y1="14cm" svg:x2="20.1cm" svg:y2="16.6cm">
          <text:p/>
        </draw:line>
        <draw:line draw:style-name="gr4" draw:text-style-name="P3" draw:layer="layout" svg:x1="21.2cm" svg:y1="14cm" svg:x2="23.8cm" svg:y2="16.6cm">
          <text:p/>
        </draw:line>
        <draw:frame draw:style-name="gr17" draw:text-style-name="P6" draw:layer="layout" svg:width="2.699cm" svg:height="0.725cm" svg:x="9.801cm" svg:y="11.475cm">
          <draw:text-box>
            <text:p><text:span text:style-name="T1">Id Asociado</text:span></text:p>
          </draw:text-box>
        </draw:frame>
        <draw:frame draw:style-name="gr18" draw:text-style-name="P8" draw:layer="layout" svg:width="2.3cm" svg:height="1.199cm" svg:x="15cm" svg:y="15.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18" draw:text-style-name="P8" draw:layer="layout" svg:width="2.3cm" svg:height="1.199cm" svg:x="18.1cm" svg:y="15.0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18" draw:text-style-name="P8" draw:layer="layout" svg:width="2.3cm" svg:height="1.199cm" svg:x="15cm" svg:y="15.1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18" draw:text-style-name="P8" draw:layer="layout" svg:width="2.3cm" svg:height="1.199cm" svg:x="22.7cm" svg:y="14.8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17" draw:text-style-name="P6" draw:layer="layout" svg:width="2.699cm" svg:height="0.725cm" svg:x="17.2cm" svg:y="11.2cm">
          <draw:text-box>
            <text:p><text:span text:style-name="T1">Id Asociado</text:span></text:p>
          </draw:text-box>
        </draw:frame>
        <draw:frame draw:style-name="gr17" draw:text-style-name="P6" draw:layer="layout" svg:width="2.699cm" svg:height="0.725cm" svg:x="12.3cm" svg:y="12.075cm">
          <draw:text-box>
            <text:p><text:span text:style-name="T1">Id Asociado</text:span></text:p>
          </draw:text-box>
        </draw:frame>
        <draw:frame draw:style-name="gr17" draw:text-style-name="P6" draw:layer="layout" svg:width="2.699cm" svg:height="0.725cm" svg:x="15.101cm" svg:y="11.975cm">
          <draw:text-box>
            <text:p><text:span text:style-name="T1">Id Asociado</text:span></text:p>
          </draw:text-box>
        </draw:frame>
        <draw:frame draw:style-name="gr17" draw:text-style-name="P6" draw:layer="layout" svg:width="2.699cm" svg:height="0.725cm" svg:x="12.8cm" svg:y="8.275cm">
          <draw:text-box>
            <text:p><text:span text:style-name="T1">Id Asociado</text:span></text:p>
          </draw:text-box>
        </draw:frame>
      </draw:page>
      <draw:page draw:name="page5" draw:style-name="dp1" draw:master-page-name="Predeterminado">
        <draw:custom-shape draw:style-name="gr10" draw:text-style-name="P1" draw:layer="layout" svg:width="4cm" svg:height="1.8cm" svg:x="8.8cm" svg:y="2.6cm">
          <text:p text:style-name="P1">Pue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2cm" svg:height="1.1cm" svg:x="9.8cm" svg:y="6.3cm">
          <text:p text:style-name="P1">Í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3cm" svg:height="1cm" svg:x="6.6cm" svg:y="9.9cm">
          <text:p text:style-name="P1">Nue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6cm" svg:height="1.1cm" svg:x="13cm" svg:y="9.8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1.1cm" svg:x="11cm" svg:y="12.7cm">
          <text:p text:style-name="P1">Edi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1.1cm" svg:x="15.2cm" svg:y="12.7cm">
          <text:p text:style-name="P1">Elimin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9cm" svg:y1="4.4cm" svg:x2="10.9cm" svg:y2="6.3cm">
          <text:p/>
        </draw:line>
        <draw:line draw:style-name="gr4" draw:text-style-name="P3" draw:layer="layout" svg:x1="10.7cm" svg:y1="7.4cm" svg:x2="8.5cm" svg:y2="9.9cm">
          <text:p/>
        </draw:line>
        <draw:line draw:style-name="gr4" draw:text-style-name="P3" draw:layer="layout" svg:x1="11.2cm" svg:y1="7.4cm" svg:x2="14cm" svg:y2="9.8cm">
          <text:p/>
        </draw:line>
        <draw:line draw:style-name="gr4" draw:text-style-name="P3" draw:layer="layout" svg:x1="14cm" svg:y1="10.9cm" svg:x2="12.7cm" svg:y2="12.7cm">
          <text:p/>
        </draw:line>
        <draw:line draw:style-name="gr4" draw:text-style-name="P3" draw:layer="layout" svg:x1="14.3cm" svg:y1="10.9cm" svg:x2="15.6cm" svg:y2="12.7cm">
          <text:p/>
        </draw:line>
        <draw:frame draw:style-name="gr19" draw:text-style-name="P6" draw:layer="layout" svg:width="2.42cm" svg:height="0.725cm" svg:x="11.08cm" svg:y="11.375cm">
          <draw:text-box>
            <text:p><text:span text:style-name="T1">Id <text:s/>Puesto</text:span></text:p>
          </draw:text-box>
        </draw:frame>
        <draw:frame draw:style-name="gr19" draw:text-style-name="P6" draw:layer="layout" svg:width="2.42cm" svg:height="0.725cm" svg:x="14.9cm" svg:y="11.475cm">
          <draw:text-box>
            <text:p><text:span text:style-name="T1">Id Puesto </text:span></text:p>
          </draw:text-box>
        </draw:frame>
        <draw:frame draw:style-name="gr19" draw:text-style-name="P6" draw:layer="layout" svg:width="2.42cm" svg:height="0.725cm" svg:x="12.7cm" svg:y="8.1cm">
          <draw:text-box>
            <text:p><text:span text:style-name="T1">Id Puesto </text:span></text:p>
          </draw:text-box>
        </draw:frame>
      </draw:page>
      <draw:page draw:name="page6" draw:style-name="dp1" draw:master-page-name="Predeterminado">
        <draw:custom-shape draw:style-name="gr10" draw:text-style-name="P1" draw:layer="layout" svg:width="5.6cm" svg:height="1.8cm" svg:x="7.9cm" svg:y="5.6cm">
          <text:p text:style-name="P1">Asignación<text:line-break/> asociado-pues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2cm" svg:height="1.1cm" svg:x="9.6cm" svg:y="9.3cm">
          <text:p text:style-name="P1">Í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4cm" svg:height="1.6cm" svg:x="2.4cm" svg:y="13.3cm">
          <text:p text:style-name="P1">Nueva<text:line-break/>asign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6cm" svg:height="1.1cm" svg:x="9.5cm" svg:y="13.3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1.1cm" svg:x="7.1cm" svg:y="16.4cm">
          <text:p text:style-name="P1">Anul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9cm" svg:height="1.4cm" svg:x="11.4cm" svg:y="16.3cm">
          <text:p text:style-name="P1">Finaliz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8cm" svg:height="1.1cm" svg:x="16.8cm" svg:y="13.4cm">
          <text:p text:style-name="P1">Repor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5cm" svg:height="1.8cm" svg:x="15.4cm" svg:y="17.1cm">
          <text:p text:style-name="P1">Reporte anual de<text:line-break/>autorida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7cm" svg:y1="7.4cm" svg:x2="10.7cm" svg:y2="9.3cm">
          <text:p/>
        </draw:line>
        <draw:line draw:style-name="gr4" draw:text-style-name="P3" draw:layer="layout" svg:x1="10.6cm" svg:y1="14.4cm" svg:x2="8.7cm" svg:y2="16.4cm">
          <text:p/>
        </draw:line>
        <draw:line draw:style-name="gr4" draw:text-style-name="P3" draw:layer="layout" svg:x1="11.1cm" svg:y1="14.4cm" svg:x2="12.5cm" svg:y2="16.3cm">
          <text:p/>
        </draw:line>
        <draw:line draw:style-name="gr4" draw:text-style-name="P3" draw:layer="layout" svg:x1="11.7cm" svg:y1="10.4cm" svg:x2="17.1cm" svg:y2="13.4cm">
          <text:p/>
        </draw:line>
        <draw:line draw:style-name="gr4" draw:text-style-name="P3" draw:layer="layout" svg:x1="18.1cm" svg:y1="14.5cm" svg:x2="18.1cm" svg:y2="17cm">
          <text:p/>
        </draw:line>
        <draw:frame draw:style-name="gr20" draw:text-style-name="P8" draw:layer="layout" svg:width="2.3cm" svg:height="1.1cm" svg:x="16.2cm" svg:y="15.501cm">
          <draw:text-box>
            <text:p text:style-name="P1"><text:span text:style-name="T1">Año</text:span></text:p>
          </draw:text-box>
        </draw:frame>
        <draw:line draw:style-name="gr4" draw:text-style-name="P3" draw:layer="layout" svg:x1="10.7cm" svg:y1="10.4cm" svg:x2="10.7cm" svg:y2="13.3cm">
          <text:p/>
        </draw:line>
        <draw:line draw:style-name="gr4" draw:text-style-name="P3" draw:layer="layout" svg:x1="9.7cm" svg:y1="10.4cm" svg:x2="5.1cm" svg:y2="13.3cm">
          <text:p/>
        </draw:line>
        <draw:frame draw:style-name="gr21" draw:text-style-name="P6" draw:layer="layout" svg:width="2.4cm" svg:height="0.725cm" svg:x="10.7cm" svg:y="11.4cm">
          <draw:text-box>
            <text:p><text:span text:style-name="T1">Id <text:s/>puesto</text:span></text:p>
          </draw:text-box>
        </draw:frame>
        <draw:frame draw:style-name="gr21" draw:text-style-name="P6" draw:layer="layout" svg:width="2.4cm" svg:height="0.725cm" svg:x="7.3cm" svg:y="14.975cm">
          <draw:text-box>
            <text:p><text:span text:style-name="T1">Id <text:s/>puesto</text:span></text:p>
          </draw:text-box>
        </draw:frame>
        <draw:frame draw:style-name="gr21" draw:text-style-name="P6" draw:layer="layout" svg:width="2.4cm" svg:height="0.725cm" svg:x="11.9cm" svg:y="15cm">
          <draw:text-box>
            <text:p><text:span text:style-name="T1">Id <text:s/>puesto</text:span></text:p>
          </draw:text-box>
        </draw:frame>
      </draw:page>
      <draw:page draw:name="page7" draw:style-name="dp1" draw:master-page-name="Predeterminado">
        <draw:custom-shape draw:style-name="gr10" draw:text-style-name="P7" draw:layer="layout" svg:width="4cm" svg:height="1.8cm" svg:x="8.8cm" svg:y="2.6cm">
          <text:p text:style-name="P1"><text:span text:style-name="T2">Servic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2cm" svg:height="1.1cm" svg:x="9.8cm" svg:y="6.3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3cm" svg:height="1cm" svg:x="6.5cm" svg:y="9.8cm">
          <text:p text:style-name="P1"><text:span text:style-name="T2">Nue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6cm" svg:height="1.1cm" svg:x="12.5cm" svg:y="9.8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cm" svg:height="1.1cm" svg:x="10.5cm" svg:y="12.7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cm" svg:height="1.1cm" svg:x="14.7cm" svg:y="12.7cm">
          <text:p text:style-name="P1"><text:span text:style-name="T2">Eli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9cm" svg:y1="4.4cm" svg:x2="10.9cm" svg:y2="6.3cm">
          <text:p/>
        </draw:line>
        <draw:line draw:style-name="gr4" draw:text-style-name="P3" draw:layer="layout" svg:x1="10.7cm" svg:y1="7.4cm" svg:x2="8.3cm" svg:y2="9.8cm">
          <text:p/>
        </draw:line>
        <draw:line draw:style-name="gr4" draw:text-style-name="P9" draw:layer="layout" svg:x1="11.2cm" svg:y1="7.4cm" svg:x2="13.5cm" svg:y2="9.8cm">
          <text:p/>
        </draw:line>
        <draw:line draw:style-name="gr4" draw:text-style-name="P3" draw:layer="layout" svg:x1="13.5cm" svg:y1="10.9cm" svg:x2="12.2cm" svg:y2="12.7cm">
          <text:p/>
        </draw:line>
        <draw:line draw:style-name="gr4" draw:text-style-name="P3" draw:layer="layout" svg:x1="13.8cm" svg:y1="10.9cm" svg:x2="15.1cm" svg:y2="12.7cm">
          <text:p/>
        </draw:line>
        <draw:frame draw:style-name="gr22" draw:text-style-name="P6" draw:layer="layout" svg:width="2.479cm" svg:height="0.725cm" svg:x="10.7cm" svg:y="11.4cm">
          <draw:text-box>
            <text:p><text:span text:style-name="T1">Id Servicio</text:span></text:p>
          </draw:text-box>
        </draw:frame>
        <draw:frame draw:style-name="gr22" draw:text-style-name="P6" draw:layer="layout" svg:width="2.479cm" svg:height="0.725cm" svg:x="14.4cm" svg:y="11.475cm">
          <draw:text-box>
            <text:p><text:span text:style-name="T1">Id Servicio</text:span></text:p>
          </draw:text-box>
        </draw:frame>
        <draw:frame draw:style-name="gr22" draw:text-style-name="P6" draw:layer="layout" svg:width="2.479cm" svg:height="0.725cm" svg:x="12.321cm" svg:y="8.2cm">
          <draw:text-box>
            <text:p><text:span text:style-name="T1">Id Servicio</text:span></text:p>
          </draw:text-box>
        </draw:frame>
      </draw:page>
      <draw:page draw:name="page8" draw:style-name="dp1" draw:master-page-name="Predeterminado">
        <draw:custom-shape draw:style-name="gr10" draw:text-style-name="P7" draw:layer="layout" svg:width="2.2cm" svg:height="1.1cm" svg:x="10.8cm" svg:y="7.4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4cm" svg:height="1.6cm" svg:x="2.877cm" svg:y="12.521cm">
          <text:p text:style-name="P1"><text:span text:style-name="T2">Nueva</text:span><text:span text:style-name="T2"><text:line-break/></text:span><text:span text:style-name="T2">asign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6cm" svg:height="1.1cm" svg:x="10.577cm" svg:y="12.62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4cm" svg:height="1.2cm" svg:x="7.777cm" svg:y="17.121cm">
          <text:p text:style-name="P1"><text:span text:style-name="T2">Susp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5cm" svg:height="1.6cm" svg:x="11.477cm" svg:y="16.921cm">
          <text:p text:style-name="P1"><text:span text:style-name="T2">Finalizar</text:span><text:span text:style-name="T2"><text:line-break/></text:span><text:span text:style-name="T2">suspens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1.9cm" svg:y1="5.5cm" svg:x2="11.9cm" svg:y2="7.4cm">
          <text:p/>
        </draw:line>
        <draw:line draw:style-name="gr4" draw:text-style-name="P3" draw:layer="layout" svg:x1="10.9cm" svg:y1="8.5cm" svg:x2="4.377cm" svg:y2="12.521cm">
          <text:p/>
        </draw:line>
        <draw:line draw:style-name="gr4" draw:text-style-name="P9" draw:layer="layout" svg:x1="12.2cm" svg:y1="8.5cm" svg:x2="12.177cm" svg:y2="12.621cm">
          <text:p/>
        </draw:line>
        <draw:line draw:style-name="gr4" draw:text-style-name="P3" draw:layer="layout" svg:x1="10.877cm" svg:y1="13.721cm" svg:x2="9.477cm" svg:y2="17.121cm">
          <text:p/>
        </draw:line>
        <draw:line draw:style-name="gr4" draw:text-style-name="P3" draw:layer="layout" svg:x1="11.955cm" svg:y1="13.721cm" svg:x2="11.977cm" svg:y2="16.921cm">
          <text:p/>
        </draw:line>
        <draw:line draw:style-name="gr4" draw:text-style-name="P3" draw:layer="layout" svg:x1="12.777cm" svg:y1="13.721cm" svg:x2="15.977cm" svg:y2="16.921cm">
          <text:p/>
        </draw:line>
        <draw:custom-shape draw:style-name="gr10" draw:text-style-name="P1" draw:layer="layout" svg:width="5.9cm" svg:height="2.3cm" svg:x="9.1cm" svg:y="3.2cm">
          <text:p text:style-name="P1">Asignaciones <text:line-break/>servici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cm" svg:height="1.1cm" svg:x="4.777cm" svg:y="17.121cm">
          <text:p text:style-name="P1"><text:span text:style-name="T2">Autoriz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5cm" svg:height="1.6cm" svg:x="15.277cm" svg:y="16.921cm">
          <text:p text:style-name="P1"><text:span text:style-name="T2">Finalizar</text:span><text:span text:style-name="T2"><text:line-break/></text:span><text:span text:style-name="T2">asign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577cm" svg:y1="13.521cm" svg:x2="6.177cm" svg:y2="17.121cm">
          <text:p/>
        </draw:line>
        <draw:custom-shape draw:style-name="gr10" draw:text-style-name="P7" draw:layer="layout" svg:width="2.8cm" svg:height="1.1cm" svg:x="23.7cm" svg:y="12.6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9cm" svg:height="1.8cm" svg:x="19.3cm" svg:y="17.8cm">
          <text:p text:style-name="P1"><text:span text:style-name="T2">Reporte</text:span><text:span text:style-name="T2"><text:line-break/></text:span><text:span text:style-name="T2">asign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.2cm" svg:height="1.8cm" svg:x="23.4cm" svg:y="17.8cm">
          <text:p text:style-name="P1"><text:span text:style-name="T2">Reporte</text:span><text:span text:style-name="T2"><text:line-break/></text:span><text:span text:style-name="T2">suspens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.2cm" svg:height="1.8cm" svg:x="27.8cm" svg:y="17.8cm">
          <text:p text:style-name="P1"><text:span text:style-name="T2">Reporte</text:span><text:span text:style-name="T2"><text:line-break/></text:span><text:span text:style-name="T2">cancel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cm" svg:y1="13.7cm" svg:x2="20.7cm" svg:y2="17.8cm">
          <text:p/>
        </draw:line>
        <draw:line draw:style-name="gr4" draw:text-style-name="P3" draw:layer="layout" svg:x1="25cm" svg:y1="13.7cm" svg:x2="25cm" svg:y2="17.8cm">
          <text:p/>
        </draw:line>
        <draw:line draw:style-name="gr4" draw:text-style-name="P3" draw:layer="layout" svg:x1="26.1cm" svg:y1="13.7cm" svg:x2="28.84cm" svg:y2="17.8cm">
          <text:p/>
        </draw:line>
        <draw:frame draw:style-name="gr18" draw:text-style-name="P8" draw:layer="layout" svg:width="2.3cm" svg:height="1.199cm" svg:x="19.012cm" svg:y="16.246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18" draw:text-style-name="P8" draw:layer="layout" svg:width="2.3cm" svg:height="1.199cm" svg:x="22.9cm" svg:y="16.2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18" draw:text-style-name="P8" draw:layer="layout" svg:width="2.3cm" svg:height="1.199cm" svg:x="28.3cm" svg:y="16.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4" draw:text-style-name="P3" draw:layer="layout" svg:x1="13cm" svg:y1="8.3cm" svg:x2="23.9cm" svg:y2="12.6cm">
          <text:p/>
        </draw:line>
        <draw:frame draw:style-name="gr23" draw:text-style-name="P6" draw:layer="layout" svg:width="3.025cm" svg:height="0.725cm" svg:x="11.5cm" svg:y="10.575cm">
          <draw:text-box>
            <text:p><text:span text:style-name="T1">Id Asignación</text:span></text:p>
          </draw:text-box>
        </draw:frame>
        <draw:frame draw:style-name="gr23" draw:text-style-name="P6" draw:layer="layout" svg:width="3.025cm" svg:height="0.725cm" svg:x="4.075cm" svg:y="16.075cm">
          <draw:text-box>
            <text:p><text:span text:style-name="T1">Id Asignación</text:span></text:p>
          </draw:text-box>
        </draw:frame>
        <draw:frame draw:style-name="gr23" draw:text-style-name="P6" draw:layer="layout" svg:width="3.025cm" svg:height="0.725cm" svg:x="8.3cm" svg:y="15.775cm">
          <draw:text-box>
            <text:p><text:span text:style-name="T1">Id Asignación</text:span></text:p>
          </draw:text-box>
        </draw:frame>
        <draw:frame draw:style-name="gr23" draw:text-style-name="P6" draw:layer="layout" svg:width="3.025cm" svg:height="0.725cm" svg:x="11.275cm" svg:y="15.175cm">
          <draw:text-box>
            <text:p><text:span text:style-name="T1">Id Asignación</text:span></text:p>
          </draw:text-box>
        </draw:frame>
        <draw:frame draw:style-name="gr23" draw:text-style-name="P6" draw:layer="layout" svg:width="3.025cm" svg:height="0.725cm" svg:x="15.2cm" svg:y="15.7cm">
          <draw:text-box>
            <text:p><text:span text:style-name="T1">Id Asignación</text:span></text:p>
          </draw:text-box>
        </draw:frame>
      </draw:page>
      <draw:page draw:name="page9" draw:style-name="dp1" draw:master-page-name="Predeterminado">
        <draw:custom-shape draw:style-name="gr10" draw:text-style-name="P7" draw:layer="layout" svg:width="2.5cm" svg:height="1.1cm" svg:x="12.4cm" svg:y="4.59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cm" svg:height="1.679cm" svg:x="4.1cm" svg:y="9.311cm">
          <text:p text:style-name="P1"><text:span text:style-name="T2">Calendarizar</text:span><text:span text:style-name="T2"><text:line-break/></text:span><text:span text:style-name="T2">fa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6cm" svg:height="1.1cm" svg:x="12.077cm" svg:y="9.41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4cm" svg:height="1.2cm" svg:x="9.277cm" svg:y="13.911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5cm" svg:height="1.6cm" svg:x="12.977cm" svg:y="13.711cm">
          <text:p text:style-name="P1"><text:span text:style-name="T2">Gestión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3.7cm" svg:y1="2.69cm" svg:x2="13.7cm" svg:y2="4.59cm">
          <text:p/>
        </draw:line>
        <draw:line draw:style-name="gr4" draw:text-style-name="P3" draw:layer="layout" svg:x1="12.4cm" svg:y1="5.49cm" svg:x2="5.877cm" svg:y2="9.311cm">
          <text:p/>
        </draw:line>
        <draw:line draw:style-name="gr4" draw:text-style-name="P9" draw:layer="layout" svg:x1="13.7cm" svg:y1="5.69cm" svg:x2="13.677cm" svg:y2="9.411cm">
          <text:p/>
        </draw:line>
        <draw:line draw:style-name="gr4" draw:text-style-name="P3" draw:layer="layout" svg:x1="12.377cm" svg:y1="10.511cm" svg:x2="10.977cm" svg:y2="13.911cm">
          <text:p/>
        </draw:line>
        <draw:line draw:style-name="gr4" draw:text-style-name="P3" draw:layer="layout" svg:x1="13.455cm" svg:y1="10.511cm" svg:x2="13.477cm" svg:y2="13.711cm">
          <text:p/>
        </draw:line>
        <draw:line draw:style-name="gr4" draw:text-style-name="P3" draw:layer="layout" svg:x1="14.277cm" svg:y1="10.511cm" svg:x2="17.477cm" svg:y2="13.711cm">
          <text:p/>
        </draw:line>
        <draw:frame draw:style-name="gr24" draw:text-style-name="P6" draw:layer="layout" svg:width="2.183cm" svg:height="0.725cm" svg:x="10.577cm" svg:y="12.586cm">
          <draw:text-box>
            <text:p><text:span text:style-name="T1">Id Faena</text:span></text:p>
          </draw:text-box>
        </draw:frame>
        <draw:frame draw:style-name="gr25" draw:text-style-name="P6" draw:layer="layout" svg:width="1.823cm" svg:height="1.325cm" svg:x="13.477cm" svg:y="12.586cm">
          <draw:text-box>
            <text:p><text:span text:style-name="T1">Id Faena</text:span></text:p>
          </draw:text-box>
        </draw:frame>
        <draw:frame draw:style-name="gr24" draw:text-style-name="P6" draw:layer="layout" svg:width="2.183cm" svg:height="0.725cm" svg:x="16.719cm" svg:y="12.486cm">
          <draw:text-box>
            <text:p><text:span text:style-name="T1">Id Faena</text:span></text:p>
          </draw:text-box>
        </draw:frame>
        <draw:custom-shape draw:style-name="gr10" draw:text-style-name="P7" draw:layer="layout" svg:width="5.9cm" svg:height="2.3cm" svg:x="10.9cm" svg:y="0.39cm">
          <text:p text:style-name="P1"><text:span text:style-name="T2">Fae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cm" svg:height="1.1cm" svg:x="6.277cm" svg:y="13.911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5cm" svg:height="1.6cm" svg:x="16.777cm" svg:y="13.711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2.077cm" svg:y1="10.311cm" svg:x2="7.677cm" svg:y2="13.911cm">
          <text:p/>
        </draw:line>
        <draw:frame draw:style-name="gr24" draw:text-style-name="P6" draw:layer="layout" svg:width="2.183cm" svg:height="0.725cm" svg:x="7.877cm" svg:y="12.511cm">
          <draw:text-box>
            <text:p><text:span text:style-name="T1">Id Faena</text:span></text:p>
          </draw:text-box>
        </draw:frame>
        <draw:custom-shape draw:style-name="gr10" draw:text-style-name="P7" draw:layer="layout" svg:width="2.8cm" svg:height="1.1cm" svg:x="23cm" svg:y="9.39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9cm" svg:height="1.8cm" svg:x="12.8cm" svg:y="19.39cm">
          <text:p text:style-name="P1"><text:span text:style-name="T2">Reporte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.2cm" svg:height="1.8cm" svg:x="16.9cm" svg:y="19.39cm">
          <text:p text:style-name="P1"><text:span text:style-name="T2">Reporte</text:span><text:span text:style-name="T2"><text:line-break/></text:span><text:span text:style-name="T2">in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.6cm" svg:height="1.8cm" svg:x="21.3cm" svg:y="19.39cm">
          <text:p text:style-name="P1"><text:span text:style-name="T2">Reporte</text:span><text:span text:style-name="T2"><text:line-break/></text:span><text:span text:style-name="T2">pago de mul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5cm" svg:y1="15.29cm" svg:x2="14.2cm" svg:y2="19.39cm">
          <text:p/>
        </draw:line>
        <draw:line draw:style-name="gr4" draw:text-style-name="P3" draw:layer="layout" svg:x1="18.5cm" svg:y1="15.29cm" svg:x2="18.5cm" svg:y2="19.39cm">
          <text:p/>
        </draw:line>
        <draw:line draw:style-name="gr4" draw:text-style-name="P3" draw:layer="layout" svg:x1="19.6cm" svg:y1="15.29cm" svg:x2="22.34cm" svg:y2="19.39cm">
          <text:p/>
        </draw:line>
        <draw:frame draw:style-name="gr18" draw:text-style-name="P8" draw:layer="layout" svg:width="2.3cm" svg:height="1.199cm" svg:x="24.4cm" svg:y="11.69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4" draw:text-style-name="P3" draw:layer="layout" svg:x1="14.9cm" svg:y1="5.29cm" svg:x2="24.5cm" svg:y2="9.39cm">
          <text:p/>
        </draw:line>
        <draw:frame draw:style-name="gr24" draw:text-style-name="P6" draw:layer="layout" svg:width="2.183cm" svg:height="0.725cm" svg:x="13.7cm" svg:y="7cm">
          <draw:text-box>
            <text:p><text:span text:style-name="T1">Id Faena</text:span></text:p>
          </draw:text-box>
        </draw:frame>
        <draw:custom-shape draw:style-name="gr10" draw:text-style-name="P7" draw:layer="layout" svg:width="5.4cm" svg:height="1.8cm" svg:x="21.8cm" svg:y="13.79cm">
          <text:p text:style-name="P1"><text:span text:style-name="T2">Reporte</text:span><text:span text:style-name="T2"><text:line-break/></text:span><text:span text:style-name="T2">faenas realiza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.5cm" svg:y1="10.49cm" svg:x2="24.5cm" svg:y2="13.79cm">
          <text:p/>
        </draw:line>
        <draw:frame draw:style-name="gr24" draw:text-style-name="P6" draw:layer="layout" svg:width="2.183cm" svg:height="0.725cm" svg:x="14.642cm" svg:y="17.265cm">
          <draw:text-box>
            <text:p><text:span text:style-name="T1">Id Faena</text:span></text:p>
          </draw:text-box>
        </draw:frame>
        <draw:frame draw:style-name="gr24" draw:text-style-name="P6" draw:layer="layout" svg:width="2.183cm" svg:height="0.725cm" svg:x="17.7cm" svg:y="17.065cm">
          <draw:text-box>
            <text:p><text:span text:style-name="T1">Id Faena</text:span></text:p>
          </draw:text-box>
        </draw:frame>
        <draw:frame draw:style-name="gr24" draw:text-style-name="P6" draw:layer="layout" svg:width="2.183cm" svg:height="0.725cm" svg:x="21.042cm" svg:y="16.89cm">
          <draw:text-box>
            <text:p><text:span text:style-name="T1">Id Faena</text:span></text:p>
          </draw:text-box>
        </draw:frame>
      </draw:page>
      <draw:page draw:name="page10" draw:style-name="dp1" draw:master-page-name="Predeterminado">
        <draw:custom-shape draw:style-name="gr10" draw:text-style-name="P7" draw:layer="layout" svg:width="2.5cm" svg:height="1.1cm" svg:x="12.4cm" svg:y="4.59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cm" svg:height="1.679cm" svg:x="4.1cm" svg:y="9.311cm">
          <text:p text:style-name="P1"><text:span text:style-name="T2">Calendarizar</text:span><text:span text:style-name="T2"><text:line-break/></text:span><text:span text:style-name="T2">asambl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6cm" svg:height="1.1cm" svg:x="12.077cm" svg:y="9.41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4cm" svg:height="1.2cm" svg:x="9.277cm" svg:y="13.911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5cm" svg:height="1.6cm" svg:x="12.977cm" svg:y="13.711cm">
          <text:p text:style-name="P1"><text:span text:style-name="T2">Gestión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3.7cm" svg:y1="2.69cm" svg:x2="13.7cm" svg:y2="4.59cm">
          <text:p/>
        </draw:line>
        <draw:line draw:style-name="gr4" draw:text-style-name="P3" draw:layer="layout" svg:x1="12.4cm" svg:y1="5.49cm" svg:x2="5.877cm" svg:y2="9.311cm">
          <text:p/>
        </draw:line>
        <draw:line draw:style-name="gr4" draw:text-style-name="P9" draw:layer="layout" svg:x1="13.7cm" svg:y1="5.69cm" svg:x2="13.677cm" svg:y2="9.411cm">
          <text:p/>
        </draw:line>
        <draw:line draw:style-name="gr4" draw:text-style-name="P3" draw:layer="layout" svg:x1="12.377cm" svg:y1="10.511cm" svg:x2="10.977cm" svg:y2="13.911cm">
          <text:p/>
        </draw:line>
        <draw:line draw:style-name="gr4" draw:text-style-name="P3" draw:layer="layout" svg:x1="13.455cm" svg:y1="10.511cm" svg:x2="13.477cm" svg:y2="13.711cm">
          <text:p/>
        </draw:line>
        <draw:line draw:style-name="gr4" draw:text-style-name="P3" draw:layer="layout" svg:x1="14.277cm" svg:y1="10.511cm" svg:x2="17.477cm" svg:y2="13.711cm">
          <text:p/>
        </draw:line>
        <draw:frame draw:style-name="gr26" draw:text-style-name="P6" draw:layer="layout" svg:width="2.843cm" svg:height="0.725cm" svg:x="10.577cm" svg:y="12.586cm">
          <draw:text-box>
            <text:p><text:span text:style-name="T1">Id Asamblea</text:span></text:p>
          </draw:text-box>
        </draw:frame>
        <draw:frame draw:style-name="gr27" draw:text-style-name="P6" draw:layer="layout" svg:width="2.423cm" svg:height="1.199cm" svg:x="13.3cm" svg:y="12.201cm">
          <draw:text-box>
            <text:p><text:span text:style-name="T1">Id Asamblea</text:span></text:p>
          </draw:text-box>
        </draw:frame>
        <draw:frame draw:style-name="gr26" draw:text-style-name="P6" draw:layer="layout" svg:width="2.843cm" svg:height="0.725cm" svg:x="16.719cm" svg:y="12.486cm">
          <draw:text-box>
            <text:p><text:span text:style-name="T1">Id Asamblea</text:span></text:p>
          </draw:text-box>
        </draw:frame>
        <draw:custom-shape draw:style-name="gr10" draw:text-style-name="P7" draw:layer="layout" svg:width="5.9cm" svg:height="2.3cm" svg:x="10.8cm" svg:y="0.4cm">
          <text:p text:style-name="P1"><text:span text:style-name="T2">Asamble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cm" svg:height="1.1cm" svg:x="6.277cm" svg:y="13.911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5cm" svg:height="1.6cm" svg:x="16.777cm" svg:y="13.711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2.077cm" svg:y1="10.311cm" svg:x2="7.677cm" svg:y2="13.911cm">
          <text:p/>
        </draw:line>
        <draw:frame draw:style-name="gr26" draw:text-style-name="P6" draw:layer="layout" svg:width="2.843cm" svg:height="0.725cm" svg:x="5.9cm" svg:y="12.7cm">
          <draw:text-box>
            <text:p><text:span text:style-name="T1">Id Asamblea</text:span></text:p>
          </draw:text-box>
        </draw:frame>
        <draw:custom-shape draw:style-name="gr10" draw:text-style-name="P7" draw:layer="layout" svg:width="2.8cm" svg:height="1.1cm" svg:x="23cm" svg:y="9.39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9cm" svg:height="1.8cm" svg:x="12.8cm" svg:y="19.39cm">
          <text:p text:style-name="P1"><text:span text:style-name="T2">Reporte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.2cm" svg:height="1.8cm" svg:x="16.9cm" svg:y="19.39cm">
          <text:p text:style-name="P1"><text:span text:style-name="T2">Reporte</text:span><text:span text:style-name="T2"><text:line-break/></text:span><text:span text:style-name="T2">in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4.6cm" svg:height="1.8cm" svg:x="21.3cm" svg:y="19.39cm">
          <text:p text:style-name="P1"><text:span text:style-name="T2">Reporte</text:span><text:span text:style-name="T2"><text:line-break/></text:span><text:span text:style-name="T2">pago de mul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5cm" svg:y1="15.29cm" svg:x2="14.2cm" svg:y2="19.39cm">
          <text:p/>
        </draw:line>
        <draw:line draw:style-name="gr4" draw:text-style-name="P3" draw:layer="layout" svg:x1="18.5cm" svg:y1="15.29cm" svg:x2="18.5cm" svg:y2="19.39cm">
          <text:p/>
        </draw:line>
        <draw:line draw:style-name="gr4" draw:text-style-name="P3" draw:layer="layout" svg:x1="19.6cm" svg:y1="15.29cm" svg:x2="22.34cm" svg:y2="19.39cm">
          <text:p/>
        </draw:line>
        <draw:frame draw:style-name="gr18" draw:text-style-name="P8" draw:layer="layout" svg:width="2.3cm" svg:height="1.199cm" svg:x="24.4cm" svg:y="11.69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4" draw:text-style-name="P3" draw:layer="layout" svg:x1="14.9cm" svg:y1="5.29cm" svg:x2="24.5cm" svg:y2="9.39cm">
          <text:p/>
        </draw:line>
        <draw:frame draw:style-name="gr26" draw:text-style-name="P6" draw:layer="layout" svg:width="2.843cm" svg:height="0.725cm" svg:x="13.7cm" svg:y="7cm">
          <draw:text-box>
            <text:p><text:span text:style-name="T1">Id Asamblea</text:span></text:p>
          </draw:text-box>
        </draw:frame>
        <draw:custom-shape draw:style-name="gr10" draw:text-style-name="P7" draw:layer="layout" svg:width="5.4cm" svg:height="2.21cm" svg:x="21.8cm" svg:y="13.79cm">
          <text:p text:style-name="P1"><text:span text:style-name="T2">Reporte</text:span><text:span text:style-name="T2"><text:line-break/></text:span><text:span text:style-name="T2">asambleas </text:span><text:span text:style-name="T2"><text:line-break/></text:span><text:span text:style-name="T2">realiza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.5cm" svg:y1="10.49cm" svg:x2="24.5cm" svg:y2="13.79cm">
          <text:p/>
        </draw:line>
        <draw:frame draw:style-name="gr26" draw:text-style-name="P6" draw:layer="layout" svg:width="2.843cm" svg:height="0.725cm" svg:x="14.642cm" svg:y="17.265cm">
          <draw:text-box>
            <text:p><text:span text:style-name="T1">Id Asamblea</text:span></text:p>
          </draw:text-box>
        </draw:frame>
        <draw:frame draw:style-name="gr26" draw:text-style-name="P6" draw:layer="layout" svg:width="2.843cm" svg:height="0.725cm" svg:x="17.7cm" svg:y="17.065cm">
          <draw:text-box>
            <text:p><text:span text:style-name="T1">Id Asamblea</text:span></text:p>
          </draw:text-box>
        </draw:frame>
        <draw:frame draw:style-name="gr26" draw:text-style-name="P6" draw:layer="layout" svg:width="2.843cm" svg:height="0.725cm" svg:x="21.042cm" svg:y="16.89cm">
          <draw:text-box>
            <text:p><text:span text:style-name="T1">Id Asamblea</text:span></text:p>
          </draw:text-box>
        </draw:frame>
      </draw:page>
      <draw:page draw:name="page11" draw:style-name="dp1" draw:master-page-name="Predeterminado">
        <draw:custom-shape draw:style-name="gr10" draw:text-style-name="P7" draw:layer="layout" svg:width="4cm" svg:height="1.8cm" svg:x="8.8cm" svg:y="2.6cm">
          <text:p text:style-name="P1"><text:span text:style-name="T2">Cuo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2cm" svg:height="1.1cm" svg:x="9.8cm" svg:y="6.3cm">
          <text:p text:style-name="P1"><text:span text:style-name="T2">Í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3cm" svg:height="1cm" svg:x="6.2cm" svg:y="10cm">
          <text:p text:style-name="P1"><text:span text:style-name="T2">Nue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6cm" svg:height="1.1cm" svg:x="12.7cm" svg:y="10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cm" svg:height="1.1cm" svg:x="10.7cm" svg:y="12.9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8cm" svg:height="1.1cm" svg:x="14.9cm" svg:y="12.9cm">
          <text:p text:style-name="P1"><text:span text:style-name="T2">Eli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9cm" svg:y1="4.4cm" svg:x2="10.9cm" svg:y2="6.3cm">
          <text:p/>
        </draw:line>
        <draw:line draw:style-name="gr4" draw:text-style-name="P3" draw:layer="layout" svg:x1="10.7cm" svg:y1="7.4cm" svg:x2="8cm" svg:y2="10cm">
          <text:p/>
        </draw:line>
        <draw:line draw:style-name="gr4" draw:text-style-name="P9" draw:layer="layout" svg:x1="11.2cm" svg:y1="7.4cm" svg:x2="13.7cm" svg:y2="10cm">
          <text:p/>
        </draw:line>
        <draw:line draw:style-name="gr4" draw:text-style-name="P3" draw:layer="layout" svg:x1="13.7cm" svg:y1="11.1cm" svg:x2="12.4cm" svg:y2="12.9cm">
          <text:p/>
        </draw:line>
        <draw:line draw:style-name="gr4" draw:text-style-name="P3" draw:layer="layout" svg:x1="14cm" svg:y1="11.1cm" svg:x2="15.3cm" svg:y2="12.9cm">
          <text:p/>
        </draw:line>
        <draw:frame draw:style-name="gr28" draw:text-style-name="P6" draw:layer="layout" svg:width="2.111cm" svg:height="0.725cm" svg:x="10.989cm" svg:y="11.575cm">
          <draw:text-box>
            <text:p><text:span text:style-name="T1">Id Cuota</text:span></text:p>
          </draw:text-box>
        </draw:frame>
        <draw:frame draw:style-name="gr28" draw:text-style-name="P6" draw:layer="layout" svg:width="2.111cm" svg:height="0.725cm" svg:x="14.6cm" svg:y="11.675cm">
          <draw:text-box>
            <text:p><text:span text:style-name="T1">Id Cuota</text:span></text:p>
          </draw:text-box>
        </draw:frame>
        <draw:frame draw:style-name="gr28" draw:text-style-name="P6" draw:layer="layout" svg:width="2.111cm" svg:height="0.725cm" svg:x="12.5cm" svg:y="8.275cm">
          <draw:text-box>
            <text:p><text:span text:style-name="T1">Id Cuota</text:span></text:p>
          </draw:text-box>
        </draw:frame>
      </draw:page>
      <draw:page draw:name="page12" draw:style-name="dp1" draw:master-page-name="Predeterminado">
        <draw:custom-shape draw:style-name="gr10" draw:text-style-name="P7" draw:layer="layout" svg:width="4cm" svg:height="1.8cm" svg:x="14cm" svg:y="1.2cm">
          <text:p text:style-name="P1"><text:span text:style-name="T2">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3cm" svg:height="1.5cm" svg:x="9.8cm" svg:y="6.3cm">
          <text:p text:style-name="P1"><text:span text:style-name="T2">Lista de </text:span><text:span text:style-name="T2"><text:line-break/></text:span><text:span text:style-name="T2">asoci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8cm" svg:height="1.1cm" svg:x="9.6cm" svg:y="10cm">
          <text:p text:style-name="P1"><text:span text:style-name="T2">Nuevo 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4.8cm" svg:y1="3cm" svg:x2="11.4cm" svg:y2="6.3cm">
          <text:p/>
        </draw:line>
        <draw:custom-shape draw:style-name="gr10" draw:text-style-name="P7" draw:layer="layout" svg:width="3.8cm" svg:height="1.4cm" svg:x="14.2cm" svg:y="6.3cm">
          <text:p text:style-name="P1"><text:span text:style-name="T2">Lista de</text:span></text:p>
          <text:p text:style-name="P1"><text:span text:style-name="T2">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8cm" svg:height="1.5cm" svg:x="14.4cm" svg:y="9.9cm">
          <text:p text:style-name="P1"><text:span text:style-name="T2">Ficha de </text:span><text:span text:style-name="T2"><text:line-break/></text:span><text:span text:style-name="T2">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8cm" svg:height="1.5cm" svg:x="14.5cm" svg:y="13.3cm">
          <text:p text:style-name="P1"><text:span text:style-name="T2">Anular 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7.3cm" svg:y1="3cm" svg:x2="21.1cm" svg:y2="6.3cm">
          <text:p/>
        </draw:line>
        <draw:line draw:style-name="gr4" draw:text-style-name="P3" draw:layer="layout" svg:x1="11.4cm" svg:y1="7.8cm" svg:x2="11.4cm" svg:y2="10cm">
          <text:p/>
        </draw:line>
        <draw:line draw:style-name="gr4" draw:text-style-name="P3" draw:layer="layout" svg:x1="16.1cm" svg:y1="7.7cm" svg:x2="16.1cm" svg:y2="9.9cm">
          <text:p/>
        </draw:line>
        <draw:line draw:style-name="gr4" draw:text-style-name="P3" draw:layer="layout" svg:x1="16.1cm" svg:y1="11.4cm" svg:x2="16.1cm" svg:y2="13.3cm">
          <text:p/>
        </draw:line>
        <draw:custom-shape draw:style-name="gr10" draw:text-style-name="P7" draw:layer="layout" svg:width="3.8cm" svg:height="1.4cm" svg:x="18.9cm" svg:y="6.3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8cm" svg:height="1.5cm" svg:x="19cm" svg:y="9.9cm">
          <text:p text:style-name="P1"><text:span text:style-name="T2">Corte de </text:span><text:span text:style-name="T2"><text:line-break/></text:span><text:span text:style-name="T2">caj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0.9cm" svg:y1="7.7cm" svg:x2="20.9cm" svg:y2="9.9cm">
          <text:p/>
        </draw:line>
        <draw:line draw:style-name="gr4" draw:text-style-name="P3" draw:layer="layout" svg:x1="16cm" svg:y1="3cm" svg:x2="16cm" svg:y2="6.3cm">
          <text:p/>
        </draw:line>
        <draw:frame draw:style-name="gr17" draw:text-style-name="P6" draw:layer="layout" svg:width="2.699cm" svg:height="0.725cm" svg:x="8.9cm" svg:y="8.4cm">
          <draw:text-box>
            <text:p><text:span text:style-name="T1">Id Asociado</text:span></text:p>
          </draw:text-box>
        </draw:frame>
        <draw:frame draw:style-name="gr29" draw:text-style-name="P6" draw:layer="layout" svg:width="2.1cm" svg:height="0.725cm" svg:x="14.1cm" svg:y="8.275cm">
          <draw:text-box>
            <text:p><text:span text:style-name="T1">Id Pago</text:span></text:p>
          </draw:text-box>
        </draw:frame>
        <draw:frame draw:style-name="gr18" draw:text-style-name="P8" draw:layer="layout" svg:width="2.3cm" svg:height="1.199cm" svg:x="21cm" svg:y="8.1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29" draw:text-style-name="P6" draw:layer="layout" svg:width="2.1cm" svg:height="0.725cm" svg:x="14.1cm" svg:y="11.875cm">
          <draw:text-box>
            <text:p><text:span text:style-name="T1">Id Pag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0T20:11:27.02</meta:creation-date>
    <dc:date>2016-09-24T19:28:48.924190000</dc:date>
    <meta:editing-duration>PT2H37M53S</meta:editing-duration>
    <meta:editing-cycles>68</meta:editing-cycles>
    <meta:generator>LibreOffice/4.4.4.3$MacOSX_X86_64 LibreOffice_project/2c39ebcf046445232b798108aa8a7e7d89552ea8</meta:generator>
    <meta:document-statistic meta:object-count="276"/>
  </office:meta>
</office:document-meta>
</file>